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51000029580000040B18815B1E6396D4E9.svm" manifest:media-type=""/>
  <manifest:file-entry manifest:full-path="Object 1/Pictures/200000510000295800001258717BD88BADC8564A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Pictures/2000005100002945000003B1E4D4CE48CB37FF4E.svm" manifest:media-type=""/>
  <manifest:file-entry manifest:full-path="Object 4/Pictures/200000510000294500000FF75E2503FABA263ECD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32.46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f8e7a3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9de7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ad335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0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28_test_14" table:style-name="ta1">
        <office:forms form:automatic-focus="false" form:apply-design-mode="false"/>
        <table:shapes>
          <draw:frame draw:z-index="0" draw:style-name="gr1" draw:text-style-name="P1" svg:width="167.07mm" svg:height="118.23mm" svg:x="203.36mm" svg:y="132.18mm">
            <loext:p draw:notify-on-update-of-ranges="train_28_test_14.D27:train_28_test_14.D31 train_28_test_14.E26:train_28_test_14.E26 train_28_test_14.E27:train_28_test_14.E31 train_28_test_14.F26:train_28_test_14.F26 train_28_test_14.F27:train_28_test_14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9.18mm" svg:height="89.28mm" svg:x="201.88mm" svg:y="260.87mm">
            <loext:p draw:notify-on-update-of-ranges="train_28_test_14.D27:train_28_test_14.D31 train_28_test_14.E26:train_28_test_14.E26 train_28_test_14.E27:train_28_test_14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mm" svg:height="96.67mm" svg:x="36.71mm" svg:y="149.83mm">
            <loext:p draw:notify-on-update-of-ranges="train_28_test_14.D27:train_28_test_14.D31 train_28_test_14.F26:train_28_test_14.F26 train_28_test_14.F27:train_28_test_14.F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6.27mm" svg:height="103.85mm" svg:x="38.46mm" svg:y="355.55mm">
            <loext:p draw:notify-on-update-of-ranges="train_28_test_14.D27:train_28_test_14.D31 train_28_test_14.E26:train_28_test_14.E26 train_28_test_14.E27:train_28_test_14.E31 train_28_test_14.F26:train_28_test_14.F26 train_28_test_14.F27:train_28_test_14.F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ce9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2" table:default-cell-style-name="ce4"/>
        <table:table-column table:style-name="co8" table:default-cell-style-name="ce13"/>
        <table:table-row table:style-name="ro1">
          <table:table-cell/>
          <table:table-cell table:style-name="ce1" office:value-type="string" calcext:value-type="string" table:number-columns-spanned="2" table:number-rows-spanned="1">
            <text:p>Equalize Closing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Gris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ransformaciones sin equalize Grise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Transformaciones sin equalize Closing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on heurística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Imágenes Test (14)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  <table:table-cell table:style-name="ce3" office:value-type="string" calcext:value-type="string">
            <text:p>Matches</text:p>
          </table:table-cell>
          <table:table-cell table:style-name="ce4" office:value-type="string" calcext:value-type="string">
            <text:p>Esquinas</text:p>
          </table:table-cell>
        </table:table-row>
        <table:table-row table:style-name="ro1">
          <table:table-cell table:style-name="ce2" office:value-type="string" calcext:value-type="string">
            <text:p>IMG_717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IMG_717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19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19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19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19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2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20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IMG_722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23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MG_7238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Pencil-Write-Waterproof-Paper-600x6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photo582331735130988355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Selección_03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table:formula="of:=SUM([.B3:.B16])/(14*4)" office:value-type="percentage" office:value="0.910714285714286" calcext:value-type="percentage">
            <text:p>91,07%</text:p>
          </table:table-cell>
          <table:table-cell table:style-name="ce10" table:formula="of:=SUM([.C3:.C16])/(14*4)" office:value-type="percentage" office:value="0.464285714285714" calcext:value-type="percentage">
            <text:p>46,43%</text:p>
          </table:table-cell>
          <table:table-cell table:style-name="ce5" table:formula="of:=SUM([.D3:.D16])/(14*4)" office:value-type="percentage" office:value="0.892857142857143" calcext:value-type="percentage">
            <text:p>89,29%</text:p>
          </table:table-cell>
          <table:table-cell table:style-name="ce10" table:formula="of:=SUM([.E3:.E16])/(14*4)" office:value-type="percentage" office:value="0.714285714285714" calcext:value-type="percentage">
            <text:p>71,43%</text:p>
          </table:table-cell>
          <table:table-cell table:style-name="ce5" table:formula="of:=SUM([.F3:.F16])/(14*4)" office:value-type="percentage" office:value="0.964285714285714" calcext:value-type="percentage">
            <text:p>96,43%</text:p>
          </table:table-cell>
          <table:table-cell table:style-name="ce18" table:formula="of:=SUM([.G3:.G16])/(14*4)" office:value-type="percentage" office:value="0.857142857142857" calcext:value-type="percentage">
            <text:p>85,71%</text:p>
          </table:table-cell>
          <table:table-cell table:style-name="ce19" table:formula="of:=SUM([.H3:.H16])/(14*4)" office:value-type="percentage" office:value="0.964285714285714" calcext:value-type="percentage">
            <text:p>96,43%</text:p>
          </table:table-cell>
          <table:table-cell table:style-name="ce18" table:formula="of:=SUM([.I3:.I16])/(14*4)" office:value-type="percentage" office:value="0.910714285714286" calcext:value-type="percentage">
            <text:p>91,07%</text:p>
          </table:table-cell>
          <table:table-cell table:style-name="ce19" table:formula="of:=SUM([.J3:.J16])/(14*4)" office:value-type="percentage" office:value="0.964285714285714" calcext:value-type="percentage">
            <text:p>96,43%</text:p>
          </table:table-cell>
          <table:table-cell table:style-name="ce18" table:formula="of:=SUM([.K3:.K16])/(14*4)" office:value-type="percentage" office:value="0.946428571428571" calcext:value-type="percentage">
            <text:p>94,64%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Imágenes Train (28)</text:p>
          </table:table-cell>
          <table:table-cell table:style-name="ce5" office:value-type="string" calcext:value-type="string">
            <text:p>-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5" office:value-type="string" calcext:value-type="string">
            <text:p>-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20" office:value-type="string" calcext:value-type="string">
            <text:p>-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21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1"/>
          <table:table-cell table:style-name="ce14" office:value-type="string" calcext:value-type="string">
            <text:p>Esquinas localizadas en el conjunto de coincidencias</text:p>
          </table:table-cell>
          <table:table-cell table:style-name="ce11" office:value-type="string" calcext:value-type="string">
            <text:p>4 mejores esquinas seleccionadas sobre el conjunto de coincidencias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2" office:value-type="string" calcext:value-type="string">
            <text:p>GEC</text:p>
          </table:table-cell>
          <table:table-cell table:style-name="ce15" table:formula="of:=[.B17]" office:value-type="percentage" office:value="0.910714285714286" calcext:value-type="percentage">
            <text:p>91,07%</text:p>
          </table:table-cell>
          <table:table-cell table:style-name="ce15" table:formula="of:=[.C17]" office:value-type="percentage" office:value="0.464285714285714" calcext:value-type="percentage">
            <text:p>46,43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2" office:value-type="string" calcext:value-type="string">
            <text:p>G</text:p>
          </table:table-cell>
          <table:table-cell table:style-name="ce15" table:formula="of:=[.D17]" office:value-type="percentage" office:value="0.892857142857143" calcext:value-type="percentage">
            <text:p>89,29%</text:p>
          </table:table-cell>
          <table:table-cell table:style-name="ce15" table:formula="of:=[.E17]" office:value-type="percentage" office:value="0.714285714285714" calcext:value-type="percentage">
            <text:p>71,43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2" office:value-type="string" calcext:value-type="string">
            <text:p>GT</text:p>
          </table:table-cell>
          <table:table-cell table:style-name="ce15" table:formula="of:=[.F17]" office:value-type="percentage" office:value="0.964285714285714" calcext:value-type="percentage">
            <text:p>96,43%</text:p>
          </table:table-cell>
          <table:table-cell table:style-name="ce15" table:formula="of:=[.G17]" office:value-type="percentage" office:value="0.857142857142857" calcext:value-type="percentage">
            <text:p>85,71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2" office:value-type="string" calcext:value-type="string">
            <text:p>GTC</text:p>
          </table:table-cell>
          <table:table-cell table:style-name="ce15" table:formula="of:=[.H17]" office:value-type="percentage" office:value="0.964285714285714" calcext:value-type="percentage">
            <text:p>96,43%</text:p>
          </table:table-cell>
          <table:table-cell table:style-name="ce15" table:formula="of:=[.I17]" office:value-type="percentage" office:value="0.910714285714286" calcext:value-type="percentage">
            <text:p>91,07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2" office:value-type="string" calcext:value-type="string">
            <text:p>GTCP</text:p>
          </table:table-cell>
          <table:table-cell table:style-name="ce15" table:formula="of:=[.J17]" office:value-type="percentage" office:value="0.964285714285714" calcext:value-type="percentage">
            <text:p>96,43%</text:p>
          </table:table-cell>
          <table:table-cell table:style-name="ce15" table:formula="of:=[.K17]" office:value-type="percentage" office:value="0.946428571428571" calcext:value-type="percentage">
            <text:p>94,64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00/00/0000</text:date>, <text:time style:data-style-name="N2" text:time-value="11:26:01.083429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3:44:01.276088585</meta:creation-date>
    <dc:date>2021-06-25T12:20:34.523313595</dc:date>
    <meta:editing-duration>P11DT2H36M35S</meta:editing-duration>
    <meta:editing-cycles>31</meta:editing-cycles>
    <meta:generator>LibreOffice/5.1.6.2$Linux_X86_64 LibreOffice_project/10m0$Build-2</meta:generator>
    <meta:document-statistic meta:table-count="1" meta:cell-count="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.4" chart:maximum="1" chart:interval-major="0.1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708cm" svg:height="11.824cm" xlink:href=".." xlink:type="simple" chart:class="chart:bar" chart:style-name="ch1">
        <chart:legend svg:x="14.524cm" svg:y="4.851cm" style:legend-expansion="custom" chartooo:width="1.974cm" chartooo:height="1.096cm" style:legend-expansion-aspect-ratio="1.80109489051095" chart:style-name="ch2"/>
        <chart:plot-area chart:style-name="ch3" table:cell-range-address="train_28_test_14.D26:train_28_test_14.F31" chart:data-source-has-labels="both" svg:x="1.358cm" svg:y="2.35cm" svg:width="12.872cm" svg:height="6.193cm">
          <chartooo:coordinate-region svg:x="2.482cm" svg:y="2.549cm" svg:width="11.748cm" svg:height="5.347cm"/>
          <chart:axis chart:dimension="x" chart:name="primary-x" chart:style-name="ch4" chartooo:axis-type="auto">
            <chartooo:date-scale/>
            <chart:title svg:x="7.055cm" svg:y="11.035cm" chart:style-name="ch5">
              <text:p>Tipo de solución</text:p>
            </chart:title>
            <chart:categories table:cell-range-address="train_28_test_14.D27:train_28_test_14.D31"/>
          </chart:axis>
          <chart:axis chart:dimension="y" chart:name="primary-y" chart:style-name="ch6">
            <chart:title svg:x="0.19cm" svg:y="5.908cm" chart:style-name="ch7">
              <text:p>% Acierto</text:p>
            </chart:title>
            <chart:grid chart:style-name="ch8" chart:class="major"/>
          </chart:axis>
          <chart:series chart:style-name="ch9" chart:values-cell-range-address="train_28_test_14.E27:train_28_test_14.E31" chart:label-cell-address="train_28_test_14.E26:train_28_test_14.E26" chart:class="chart:bar">
            <chart:data-point chart:repeated="5"/>
          </chart:series>
          <chart:series chart:style-name="ch10" chart:values-cell-range-address="train_28_test_14.F27:train_28_test_14.F31" chart:label-cell-address="train_28_test_14.F26:train_28_test_14.F26" chart:class="chart:bar">
            <chart:data-point chart:style-name="ch11"/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draw:frame draw:style-name="gr1" draw:text-style-name="P1" svg:width="10.583cm" svg:height="4.696cm" svg:x="3.799cm" svg:y="2.626cm">
          <draw:image xlink:href="Pictures/200000510000295800001258717BD88BADC8564A.svm" xlink:type="simple" xlink:show="embed" xlink:actuate="onLoad">
            <text:p/>
          </draw:image>
        </draw:frame>
        <draw:frame draw:style-name="gr1" draw:text-style-name="P1" svg:width="10.583cm" svg:height="1.035cm" svg:x="2.735cm" svg:y="2.35cm">
          <draw:image xlink:href="Pictures/20000051000029580000040B18815B1E6396D4E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quinas localizadas en el conjunto de coincidencias</text:p>
                <draw:g>
                  <svg:desc>train_28_test_14.E26:train_28_test_14.E26</svg:desc>
                </draw:g>
              </table:table-cell>
              <table:table-cell office:value-type="string">
                <text:p>4 mejores esquinas seleccionadas sobre el conjunto de coincidencias</text:p>
                <draw:g>
                  <svg:desc>train_28_test_14.F26:train_28_test_14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C</text:p>
                <draw:g>
                  <svg:desc>train_28_test_14.D27:train_28_test_14.D31</svg:desc>
                </draw:g>
              </table:table-cell>
              <table:table-cell office:value-type="float" office:value="0.910714285714286">
                <text:p>0.910714285714286</text:p>
                <draw:g>
                  <svg:desc>train_28_test_14.E27:train_28_test_14.E31</svg:desc>
                </draw:g>
              </table:table-cell>
              <table:table-cell office:value-type="float" office:value="0.464285714285714">
                <text:p>0.464285714285714</text:p>
                <draw:g>
                  <svg:desc>train_28_test_14.F27:train_28_test_14.F31</svg:desc>
                </draw:g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GTC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10714285714286">
                <text:p>0.910714285714286</text:p>
              </table:table-cell>
            </table:table-row>
            <table:table-row>
              <table:table-cell office:value-type="string">
                <text:p>GTCP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46428571428571">
                <text:p>0.946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.8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19cm" svg:height="8.929cm" xlink:href=".." xlink:type="simple" chart:class="chart:bar" chart:style-name="ch1">
        <chart:title svg:x="5.73cm" svg:y="0.314cm" chart:style-name="ch2">
          <text:p>Coincidencias en los folios</text:p>
        </chart:title>
        <chart:subtitle svg:x="5.1cm" svg:y="1.046cm" chart:style-name="ch3">
          <text:p>Tipo de solución según el % de acierto</text:p>
        </chart:subtitle>
        <chart:legend svg:x="14.942cm" svg:y="3.271cm" style:legend-expansion="custom" chartooo:width="1.976cm" chartooo:height="0.593cm" style:legend-expansion-aspect-ratio="3.33220910623946" chart:style-name="ch4"/>
        <chart:plot-area chart:style-name="ch5" table:cell-range-address="train_28_test_14.D26:train_28_test_14.E31" chart:data-source-has-labels="both" svg:x="1.362cm" svg:y="1.919cm" svg:width="13.437cm" svg:height="3.853cm">
          <chartooo:coordinate-region svg:x="2.962cm" svg:y="2.118cm" svg:width="11.837cm" svg:height="3.007cm"/>
          <chart:axis chart:dimension="x" chart:name="primary-x" chart:style-name="ch6" chartooo:axis-type="auto">
            <chartooo:date-scale/>
            <chart:title svg:x="8.02cm" svg:y="8.323cm" chart:style-name="ch7">
              <text:p>Tipo de solución</text:p>
            </chart:title>
            <chart:categories table:cell-range-address="train_28_test_14.D27:train_28_test_14.D31"/>
          </chart:axis>
          <chart:axis chart:dimension="y" chart:name="primary-y" chart:style-name="ch8">
            <chart:title svg:x="0.553cm" svg:y="4.505cm" chart:style-name="ch9">
              <text:p>% Acierto</text:p>
            </chart:title>
            <chart:grid chart:style-name="ch10" chart:class="major"/>
          </chart:axis>
          <chart:series chart:style-name="ch11" chart:values-cell-range-address="train_28_test_14.E27:train_28_test_14.E31" chart:label-cell-address="train_28_test_14.E26:train_28_test_14.E2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quinas localizadas en el conjunto de coincidencias</text:p>
                <draw:g>
                  <svg:desc>train_28_test_14.E26:train_28_test_1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C</text:p>
                <draw:g>
                  <svg:desc>train_28_test_14.D27:train_28_test_14.D31</svg:desc>
                </draw:g>
              </table:table-cell>
              <table:table-cell office:value-type="float" office:value="0.910714285714286">
                <text:p>0.910714285714286</text:p>
                <draw:g>
                  <svg:desc>train_28_test_14.E27:train_28_test_14.E31</svg:desc>
                </draw:g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GTC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GTCP</text:p>
              </table:table-cell>
              <table:table-cell office:value-type="float" office:value="0.964285714285714">
                <text:p>0.9642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.4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668cm" xlink:href=".." xlink:type="simple" chart:class="chart:bar" chart:style-name="ch1">
        <chart:title svg:x="5.425cm" svg:y="0.329cm" chart:style-name="ch2">
          <text:p>Localización de esquinas</text:p>
        </chart:title>
        <chart:subtitle svg:x="4.635cm" svg:y="1.055cm" chart:style-name="ch3">
          <text:p>Tipo de solución según el % de acierto</text:p>
        </chart:subtitle>
        <chart:legend svg:x="13.786cm" svg:y="3.817cm" style:legend-expansion="custom" chartooo:width="1.974cm" chartooo:height="0.598cm" style:legend-expansion-aspect-ratio="3.30100334448161" chart:style-name="ch4"/>
        <chart:plot-area chart:style-name="ch5" table:cell-range-address="train_28_test_14.D27:train_28_test_14.D31 train_28_test_14.F26:train_28_test_14.F31" chart:data-source-has-labels="both" svg:x="1.329cm" svg:y="1.897cm" svg:width="12.156cm" svg:height="4.676cm">
          <chartooo:coordinate-region svg:x="2.929cm" svg:y="2.096cm" svg:width="10.556cm" svg:height="3.83cm"/>
          <chart:axis chart:dimension="x" chart:name="primary-x" chart:style-name="ch6" chartooo:axis-type="auto">
            <chartooo:date-scale/>
            <chart:title svg:x="6.53cm" svg:y="9.106cm" chart:style-name="ch7">
              <text:p>Tipo de solución</text:p>
            </chart:title>
            <chart:categories table:cell-range-address="train_28_test_14.D27:train_28_test_14.D31"/>
          </chart:axis>
          <chart:axis chart:dimension="y" chart:name="primary-y" chart:style-name="ch8">
            <chart:title svg:x="0.45cm" svg:y="4.696cm" chart:style-name="ch9">
              <text:p>% Acierto</text:p>
            </chart:title>
            <chart:grid chart:style-name="ch10" chart:class="major"/>
          </chart:axis>
          <chart:series chart:style-name="ch11" chart:values-cell-range-address="train_28_test_14.F27:train_28_test_14.F31" chart:label-cell-address="train_28_test_14.F26:train_28_test_14.F2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mejores esquinas seleccionadas sobre el conjunto de coincidencias</text:p>
                <draw:g>
                  <svg:desc>train_28_test_14.F26:train_28_test_14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C</text:p>
                <draw:g>
                  <svg:desc>train_28_test_14.D27:train_28_test_14.D31</svg:desc>
                </draw:g>
              </table:table-cell>
              <table:table-cell office:value-type="float" office:value="0.464285714285714">
                <text:p>0.464285714285714</text:p>
                <draw:g>
                  <svg:desc>train_28_test_14.F27:train_28_test_14.F31</svg:desc>
                </draw:g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GTC</text:p>
              </table:table-cell>
              <table:table-cell office:value-type="float" office:value="0.910714285714286">
                <text:p>0.910714285714286</text:p>
              </table:table-cell>
            </table:table-row>
            <table:table-row>
              <table:table-cell office:value-type="string">
                <text:p>GTCP</text:p>
              </table:table-cell>
              <table:table-cell office:value-type="float" office:value="0.946428571428571">
                <text:p>0.946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.4" chart:maximum="1" chart:interval-major="0.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2.628cm" svg:height="10.386cm" xlink:href=".." xlink:type="simple" chart:class="chart:bar" chart:style-name="ch1">
        <chart:legend svg:x="15.934cm" svg:y="2.6cm" style:legend-expansion="custom" chartooo:width="6.062cm" chartooo:height="3.545cm" style:legend-expansion-aspect-ratio="1.71001410437236" chart:style-name="ch2"/>
        <chart:plot-area chart:style-name="ch3" table:cell-range-address="train_28_test_14.D26:train_28_test_14.F31" chart:data-source-has-labels="both" svg:x="1.198cm" svg:y="1.478cm" svg:width="14.454cm" svg:height="5.749cm">
          <chartooo:coordinate-region svg:x="2.322cm" svg:y="1.677cm" svg:width="13.33cm" svg:height="4.903cm"/>
          <chart:axis chart:dimension="x" chart:name="primary-x" chart:style-name="ch4" chartooo:axis-type="auto">
            <chartooo:date-scale/>
            <chart:title svg:x="8.253cm" svg:y="7.749cm" chart:style-name="ch5">
              <text:p>Tipo de solución </text:p>
            </chart:title>
            <chart:categories table:cell-range-address="train_28_test_14.D27:train_28_test_14.D31"/>
          </chart:axis>
          <chart:axis chart:dimension="y" chart:name="primary-y" chart:style-name="ch6">
            <chart:title svg:x="0.419cm" svg:y="4.815cm" chart:style-name="ch7">
              <text:p>% Acierto</text:p>
            </chart:title>
            <chart:grid chart:style-name="ch8" chart:class="major"/>
          </chart:axis>
          <chart:series chart:style-name="ch9" chart:values-cell-range-address="train_28_test_14.E27:train_28_test_14.E31" chart:label-cell-address="train_28_test_14.E26:train_28_test_14.E26" chart:class="chart:bar">
            <chart:data-point chart:repeated="5"/>
          </chart:series>
          <chart:series chart:style-name="ch10" chart:values-cell-range-address="train_28_test_14.F27:train_28_test_14.F31" chart:label-cell-address="train_28_test_14.F26:train_28_test_14.F26" chart:class="chart:bar">
            <chart:data-point chart:repeated="5"/>
          </chart:series>
          <chart:wall chart:style-name="ch11"/>
          <chart:floor chart:style-name="ch12"/>
        </chart:plot-area>
        <draw:frame draw:style-name="gr1" draw:text-style-name="P1" svg:width="12.013cm" svg:height="4.367cm" svg:x="3.735cm" svg:y="1.697cm">
          <draw:image xlink:href="Pictures/200000510000294500000FF75E2503FABA263ECD.svm" xlink:type="simple" xlink:show="embed" xlink:actuate="onLoad">
            <text:p/>
          </draw:image>
        </draw:frame>
        <draw:frame draw:style-name="gr1" draw:text-style-name="P1" svg:width="12.013cm" svg:height="1.009cm" svg:x="2.368cm" svg:y="1.535cm">
          <draw:image xlink:href="Pictures/2000005100002945000003B1E4D4CE48CB37FF4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quinas localizadas en el conjunto de coincidencias</text:p>
                <draw:g>
                  <svg:desc>train_28_test_14.E26:train_28_test_14.E26</svg:desc>
                </draw:g>
              </table:table-cell>
              <table:table-cell office:value-type="string">
                <text:p>4 mejores esquinas seleccionadas sobre el conjunto de coincidencias</text:p>
                <draw:g>
                  <svg:desc>train_28_test_14.F26:train_28_test_14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C</text:p>
                <draw:g>
                  <svg:desc>train_28_test_14.D27:train_28_test_14.D31</svg:desc>
                </draw:g>
              </table:table-cell>
              <table:table-cell office:value-type="float" office:value="0.910714285714286">
                <text:p>0.910714285714286</text:p>
                <draw:g>
                  <svg:desc>train_28_test_14.E27:train_28_test_14.E31</svg:desc>
                </draw:g>
              </table:table-cell>
              <table:table-cell office:value-type="float" office:value="0.464285714285714">
                <text:p>0.464285714285714</text:p>
                <draw:g>
                  <svg:desc>train_28_test_14.F27:train_28_test_14.F31</svg:desc>
                </draw:g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GTC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10714285714286">
                <text:p>0.910714285714286</text:p>
              </table:table-cell>
            </table:table-row>
            <table:table-row>
              <table:table-cell office:value-type="string">
                <text:p>GTCP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46428571428571">
                <text:p>0.946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